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796" calcext:value-type="float">
            <text:p>90.3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6688" calcext:value-type="float">
            <text:p>86.2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8912" calcext:value-type="float">
            <text:p>80.4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2944" calcext:value-type="float">
            <text:p>79.9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9144" calcext:value-type="float">
            <text:p>76.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5712" calcext:value-type="float">
            <text:p>73.8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505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